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language="fr" fo:country="FR"/>
    </style:style>
    <style:style style:name="P3" style:family="paragraph" style:parent-style-name="Standard">
      <style:paragraph-properties fo:text-align="center" style:justify-single-word="false"/>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Donner de l'argent aux SDFs est un gaspillage. » Discutez.</text:p>
      <text:p text:style-name="P1"/>
      <text:p text:style-name="P2">Les personnes sans domicile fixe, autrement nommées les sans-abris, sont nombreuses. Souvent, c'est nos préjugés sur leur état physique ou mental qui nous empêche de les donner de l'argent.</text:p>
      <text:p text:style-name="P2"/>
      <text:p text:style-name="P2">Quelques sans-abris se retrouvent accrochés à la drogue ou à l'alcool parce qu'ils se sentent seuls et ne savent plus quoi faire. Ils cherchent des personnes pour les aider à survivre, mais souvent personne n'est là, donc ces gens qui ne peuvent pas résister l'allure des drogues se retrouvent dans un cercle vicieux.</text:p>
      <text:p text:style-name="P2"/>
      <text:p text:style-name="P2">Mais, comment est-ce que ces personnes s'en sortiront si l'on ne les aide pas ? Que pensent les sans-abris qui ne sont pas dans cette catégorie et qui, alors, perdent confiance en nous, la majorité de l'humanité, parce que nos préjugés classent toutes les personnes qui vivent à la rue dans la même catégorie ? Il faut que nous aidions ces gens pas juste en donnant de l'argent mais en proposant des activités ou des cours pour qu'ils rencontrent plus de monde et pour qu'ils se rendent compte qu'ils ne sont pas seuls. Il y a des missions caritatives qui essayent de faire cela, mais ils ont besoin d'aide. </text:p>
      <text:p text:style-name="P2"/>
      <text:p text:style-name="P2">Au lieu de donner de l'argent directement aux personnes dans la rue qui en demandent, peut-être qu'on devrait plutôt soutenir ces organisations car ils touchent plus de monde et ont un but précis ? Ils savent ce qu'ils veulent faire avec cet argent pour que les sans-abris bénéficient plus, et alors les personnes s’inquièteront moins à propos du « gaspillage » de leur argent préci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0-11-24T17:32:33</meta:creation-date>
    <dc:date>2010-11-24T20:46:54</dc:date>
    <dc:creator>Isabell Long</dc:creator>
    <meta:editing-duration>PT01H28M08S</meta:editing-duration>
    <meta:editing-cycles>16</meta:editing-cycles>
    <meta:generator>OpenOffice.org/3.2$Unix OpenOffice.org_project/320m18$Build-9502</meta:generator>
    <meta:printed-by>Isabell Long</meta:printed-by>
    <meta:print-date>2010-11-24T20:46:13</meta:print-date>
    <meta:document-statistic meta:table-count="0" meta:image-count="0" meta:object-count="0" meta:page-count="1" meta:paragraph-count="5" meta:word-count="267" meta:character-count="1560"/>
  </office:meta>
</office:document-meta>
</file>